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7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8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Text_20_body">
      <style:text-properties fo:color="#d7d7d7" loext:opacity="100%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T1" style:family="text">
      <style:text-properties style:font-name="inherit" fo:font-style="italic"/>
    </style:style>
    <style:style style:name="T2" style:family="text">
      <style:text-properties style:font-name="inherit" fo:font-style="italic" loext:padding="0cm" loext:border="none"/>
    </style:style>
    <style:style style:name="T3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6" style:family="text">
      <style:text-properties fo:font-style="italic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x in Chefland</text:h>
      <text:h text:style-name="P2" text:outline-level="2">Problem</text:h>
      <text:p text:style-name="P11"><text:span text:style-name="T3">In Chefland, a tax of rupees </text:span><draw:frame draw:style-name="fr1" draw:name="Quadro1" text:anchor-type="char" svg:width="0.041cm" draw:z-index="0"><draw:text-box fo:min-height="0.041cm"><text:p text:style-name="P10">10</text:p></draw:text-box></draw:frame><text:span text:style-name="T4">10</text:span><text:span text:style-name="T3"> is deducted if the total income is </text:span><text:span text:style-name="Strong_20_Emphasis"><text:span text:style-name="T5">strictly greater</text:span></text:span><text:span text:style-name="T3"> than rupees </text:span><draw:frame draw:style-name="fr1" draw:name="Quadro2" text:anchor-type="char" svg:width="0.041cm" draw:z-index="1"><draw:text-box fo:min-height="0.041cm"><text:p text:style-name="P10">100</text:p></draw:text-box></draw:frame><text:span text:style-name="T4">100</text:span><text:span text:style-name="T3">.</text:span></text:p>
      <text:p text:style-name="P4">Given that total income is <draw:frame draw:style-name="fr1" draw:name="Quadro3" text:anchor-type="char" svg:width="0.041cm" draw:z-index="2"><draw:text-box fo:min-height="0.041cm"><text:p text:style-name="P10">�</text:p></draw:text-box></draw:frame><text:span text:style-name="T2">X</text:span> rupees, find out how much money you get.</text:p>
      <text:h text:style-name="P3" text:outline-level="3">Input Format</text:h>
      <text:list xml:id="list2364796229" text:style-name="L1">
        <text:list-item>
          <text:p text:style-name="P12">The first line of input will contain a single integer <draw:frame draw:style-name="fr1" draw:name="Quadro4" text:anchor-type="char" svg:width="0.041cm" draw:z-index="3"><draw:text-box fo:min-height="0.041cm"><text:p text:style-name="P10">�</text:p></draw:text-box></draw:frame><text:span text:style-name="T6">T</text:span>, denoting the number of test cases.</text:p>
        </text:list-item>
        <text:list-item>
          <text:p text:style-name="P12">The first and only line of each test case contains a single integer <draw:frame draw:style-name="fr1" draw:name="Quadro5" text:anchor-type="char" svg:width="0.041cm" draw:z-index="4"><draw:text-box fo:min-height="0.041cm"><text:p text:style-name="P10">�</text:p></draw:text-box></draw:frame><text:span text:style-name="T6">X</text:span> — your total income.</text:p>
        </text:list-item>
      </text:list>
      <text:h text:style-name="P3" text:outline-level="3">Output Format</text:h>
      <text:p text:style-name="P5">For each test case, output on a new line, the amount of money you get.</text:p>
      <text:h text:style-name="P3" text:outline-level="3">Constraints</text:h>
      <text:list xml:id="list1697703438" text:style-name="L2">
        <text:list-item>
          <text:p text:style-name="P13"><draw:frame draw:style-name="fr1" draw:name="Quadro6" text:anchor-type="char" svg:width="0.041cm" draw:z-index="5"><draw:text-box fo:min-height="0.041cm"><text:p text:style-name="P10">1≤�≤100</text:p></draw:text-box></draw:frame>1≤<text:span text:style-name="T1">T</text:span>≤100</text:p>
        </text:list-item>
        <text:list-item>
          <text:p text:style-name="P13"><draw:frame draw:style-name="fr1" draw:name="Quadro7" text:anchor-type="char" svg:width="0.041cm" draw:z-index="6"><draw:text-box fo:min-height="0.041cm"><text:p text:style-name="P10">1≤�≤1000</text:p></draw:text-box></draw:frame>1≤<text:span text:style-name="T1">X</text:span>≤1000</text:p>
        </text:list-item>
      </text:list>
      <text:h text:style-name="P3" text:outline-level="3">Sample 1:</text:h>
      <text:p text:style-name="P6">Input</text:p>
      <text:p text:style-name="P6">Output</text:p>
      <text:p text:style-name="P7">4</text:p>
      <text:p text:style-name="P8">5</text:p>
      <text:p text:style-name="P8">105</text:p>
      <text:p text:style-name="P8">101</text:p>
      <text:p text:style-name="P8">100</text:p>
      <text:p text:style-name="P7">5</text:p>
      <text:p text:style-name="P8">95</text:p>
      <text:p text:style-name="P8">91</text:p>
      <text:p text:style-name="P8">100</text:p>
      <text:h text:style-name="P3" text:outline-level="3">Explanation:</text:h>
      <text:p text:style-name="P11"><text:span text:style-name="Strong_20_Emphasis"><text:span text:style-name="T5">Test case </text:span></text:span><draw:frame draw:style-name="fr1" draw:name="Quadro8" text:anchor-type="char" svg:width="0.041cm" draw:z-index="7"><draw:text-box fo:min-height="0.041cm"><text:p text:style-name="P10">1</text:p></draw:text-box></draw:frame><text:span text:style-name="Strong_20_Emphasis"><text:span text:style-name="T4">1</text:span></text:span><text:span text:style-name="Strong_20_Emphasis"><text:span text:style-name="T5">:</text:span></text:span><text:span text:style-name="T3"> Your total income is </text:span><draw:frame draw:style-name="fr1" draw:name="Quadro9" text:anchor-type="char" svg:width="0.041cm" draw:z-index="8"><draw:text-box fo:min-height="0.041cm"><text:p text:style-name="P10">5</text:p></draw:text-box></draw:frame><text:span text:style-name="T4">5</text:span><text:span text:style-name="T3"> rupees which is less than </text:span><draw:frame draw:style-name="fr1" draw:name="Quadro10" text:anchor-type="char" svg:width="0.041cm" draw:z-index="9"><draw:text-box fo:min-height="0.041cm"><text:p text:style-name="P10">100</text:p></draw:text-box></draw:frame><text:span text:style-name="T4">100</text:span><text:span text:style-name="T3"> rupees. Thus, no tax would be deducted and you get </text:span><draw:frame draw:style-name="fr1" draw:name="Quadro11" text:anchor-type="char" svg:width="0.041cm" draw:z-index="10"><draw:text-box fo:min-height="0.041cm"><text:p text:style-name="P10">5</text:p></draw:text-box></draw:frame><text:span text:style-name="T4">5</text:span><text:span text:style-name="T3"> rupees.</text:span></text:p>
      <text:p text:style-name="P11"><text:span text:style-name="Strong_20_Emphasis"><text:span text:style-name="T5">Test case </text:span></text:span><draw:frame draw:style-name="fr1" draw:name="Quadro12" text:anchor-type="char" svg:width="0.041cm" draw:z-index="11"><draw:text-box fo:min-height="0.041cm"><text:p text:style-name="P10">2</text:p></draw:text-box></draw:frame><text:span text:style-name="Strong_20_Emphasis"><text:span text:style-name="T4">2</text:span></text:span><text:span text:style-name="Strong_20_Emphasis"><text:span text:style-name="T5">:</text:span></text:span><text:span text:style-name="T3"> Your total income is </text:span><draw:frame draw:style-name="fr1" draw:name="Quadro13" text:anchor-type="char" svg:width="0.041cm" draw:z-index="12"><draw:text-box fo:min-height="0.041cm"><text:p text:style-name="P10">105</text:p></draw:text-box></draw:frame><text:span text:style-name="T4">105</text:span><text:span text:style-name="T3"> rupees which is greater than </text:span><draw:frame draw:style-name="fr1" draw:name="Quadro14" text:anchor-type="char" svg:width="0.041cm" draw:z-index="13"><draw:text-box fo:min-height="0.041cm"><text:p text:style-name="P10">100</text:p></draw:text-box></draw:frame><text:span text:style-name="T4">100</text:span><text:span text:style-name="T3"> rupees. Thus, a tax of </text:span><draw:frame draw:style-name="fr1" draw:name="Quadro15" text:anchor-type="char" svg:width="0.041cm" draw:z-index="14"><draw:text-box fo:min-height="0.041cm"><text:p text:style-name="P10">10</text:p></draw:text-box></draw:frame><text:span text:style-name="T4">10</text:span><text:span text:style-name="T3"> rupees would be deducted and you get </text:span><draw:frame draw:style-name="fr1" draw:name="Quadro16" text:anchor-type="char" svg:width="0.041cm" draw:z-index="15"><draw:text-box fo:min-height="0.041cm"><text:p text:style-name="P10">105−10=95</text:p></draw:text-box></draw:frame><text:span text:style-name="T4">105−10=95</text:span><text:span text:style-name="T3"> rupees.</text:span></text:p>
      <text:p text:style-name="P11"><text:span text:style-name="Strong_20_Emphasis"><text:span text:style-name="T5">Test case </text:span></text:span><draw:frame draw:style-name="fr1" draw:name="Quadro17" text:anchor-type="char" svg:width="0.041cm" draw:z-index="16"><draw:text-box fo:min-height="0.041cm"><text:p text:style-name="P10">3</text:p></draw:text-box></draw:frame><text:span text:style-name="Strong_20_Emphasis"><text:span text:style-name="T4">3</text:span></text:span><text:span text:style-name="Strong_20_Emphasis"><text:span text:style-name="T5">:</text:span></text:span><text:span text:style-name="T3"> Your total income is </text:span><draw:frame draw:style-name="fr1" draw:name="Quadro18" text:anchor-type="char" svg:width="0.041cm" draw:z-index="17"><draw:text-box fo:min-height="0.041cm"><text:p text:style-name="P10">101</text:p></draw:text-box></draw:frame><text:span text:style-name="T4">101</text:span><text:span text:style-name="T3"> rupees which is greater than </text:span><draw:frame draw:style-name="fr1" draw:name="Quadro19" text:anchor-type="char" svg:width="0.041cm" draw:z-index="18"><draw:text-box fo:min-height="0.041cm"><text:p text:style-name="P10">100</text:p></draw:text-box></draw:frame><text:span text:style-name="T4">100</text:span><text:span text:style-name="T3"> rupees. Thus, a tax of </text:span><draw:frame draw:style-name="fr1" draw:name="Quadro20" text:anchor-type="char" svg:width="0.041cm" draw:z-index="19"><draw:text-box fo:min-height="0.041cm"><text:p text:style-name="P10">10</text:p></draw:text-box></draw:frame><text:span text:style-name="T4">10</text:span><text:span text:style-name="T3"> rupees would be deducted and you get </text:span><draw:frame draw:style-name="fr1" draw:name="Quadro21" text:anchor-type="char" svg:width="0.041cm" draw:z-index="20"><draw:text-box fo:min-height="0.041cm"><text:p text:style-name="P10">101−10=91</text:p></draw:text-box></draw:frame><text:span text:style-name="T4">101−10=91</text:span><text:span text:style-name="T3"> rupees.</text:span></text:p>
      <text:p text:style-name="P11"><text:span text:style-name="Strong_20_Emphasis"><text:span text:style-name="T5">Test case </text:span></text:span><draw:frame draw:style-name="fr1" draw:name="Quadro22" text:anchor-type="char" svg:width="0.041cm" draw:z-index="21"><draw:text-box fo:min-height="0.041cm"><text:p text:style-name="P10">4</text:p></draw:text-box></draw:frame><text:span text:style-name="Strong_20_Emphasis"><text:span text:style-name="T4">4</text:span></text:span><text:span text:style-name="Strong_20_Emphasis"><text:span text:style-name="T5">:</text:span></text:span><text:span text:style-name="T3"> Your total income is </text:span><draw:frame draw:style-name="fr1" draw:name="Quadro23" text:anchor-type="char" svg:width="0.041cm" draw:z-index="22"><draw:text-box fo:min-height="0.041cm"><text:p text:style-name="P10">100</text:p></draw:text-box></draw:frame><text:span text:style-name="T4">100</text:span><text:span text:style-name="T3"> rupees which is equal to </text:span><draw:frame draw:style-name="fr1" draw:name="Quadro24" text:anchor-type="char" svg:width="0.041cm" draw:z-index="23"><draw:text-box fo:min-height="0.041cm"><text:p text:style-name="P10">100</text:p></draw:text-box></draw:frame><text:span text:style-name="T4">100</text:span><text:span text:style-name="T3"> rupees. Thus, no tax would be deducted and you get </text:span><draw:frame draw:style-name="fr1" draw:name="Quadro25" text:anchor-type="char" svg:width="0.041cm" draw:z-index="24"><draw:text-box fo:min-height="0.041cm"><text:p text:style-name="P10">100</text:p></draw:text-box></draw:frame><text:span text:style-name="T4">100</text:span><text:span text:style-name="T3"> rupees.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3T07:52:50.755000000</dc:date>
    <meta:editing-duration>PT39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54" meta:word-count="246" meta:character-count="1180" meta:non-whitespace-character-count="991"/>
  </office:meta>
</office:document-meta>
</file>